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f0be" officeooo:paragraph-rsid="001bf0be"/>
    </style:style>
    <style:style style:name="P2" style:family="paragraph" style:parent-style-name="Standard">
      <style:text-properties officeooo:rsid="001c61b3" officeooo:paragraph-rsid="00289e3e"/>
    </style:style>
    <style:style style:name="T1" style:family="text">
      <style:text-properties officeooo:rsid="001ddb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cription</text:p>
      <text:p text:style-name="P2">We will mak<text:span text:style-name="T1">e</text:span> an image processing software using transactional memory in order to solve the parallel challenges. <text:span text:style-name="T1">Image processing generally requires a lot of computation and will likely fair well from being parallelized. Our focus will primarily be on implementing the Bayer transformation, which we find particularly interesting. If we discover that the Bayern transformation is a bit too little work we will extend our scope to also include demosaicking, also known as debayering. Demosaicking should be interesting developing since it is somewhat related to Bayern transformation. There is already a lot of image processing software available which will suit well as benchmarks against our solution. The choice of transactional memory over other concurrency abstractions is partly out of comfort. We believe that the initial starting curve for the project will be a lot smother and more work can be focused towards the implementation and parallelization of the image processor when working with transactional memory, rather than lets say actors. The concurrency abstraction chosen is also due to the technical aspects of both the image processor as well as the abstraction model. We think that transactional memory will help us avoid race condition and data races when multiple threads need to cooperate over large sets of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49:34.255072022</meta:creation-date>
    <dc:date>2017-11-27T15:32:24.011401570</dc:date>
    <meta:editing-duration>PT1H15M29S</meta:editing-duration>
    <meta:editing-cycles>12</meta:editing-cycles>
    <meta:generator>LibreOffice/5.0.6.2$Linux_X86_64 LibreOffice_project/00$Build-2</meta:generator>
    <meta:document-statistic meta:table-count="0" meta:image-count="0" meta:object-count="0" meta:page-count="1" meta:paragraph-count="2" meta:word-count="209" meta:character-count="1350" meta:non-whitespace-character-count="1142"/>
  </office:meta>
</office:document-meta>
</file>